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our le site e-commerce : </text:p>
      <text:p text:style-name="Standard"/>
      <text:p text:style-name="Standard">Après le panier, la loi oblige d'avoir une page livraison et ensuite une page paiement.</text:p>
      <text:p text:style-name="Standard"/>
      <text:p text:style-name="Standard">Par souci de simplicité, concernant les boutons de quantité, mieux vaut garder un sélecteur mais éviter d'arrondir les angles (trop complexe et risque de bugs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hieu Laporte</meta:initial-creator>
    <meta:creation-date>2024-04-15T09:43:41.75</meta:creation-date>
    <dc:date>2024-04-15T09:47:38.40</dc:date>
    <dc:creator>Matthieu Laporte</dc:creator>
    <meta:editing-duration>PT3M57S</meta:editing-duration>
    <meta:editing-cycles>2</meta:editing-cycles>
    <meta:generator>OpenOffice/4.1.15$Win32 OpenOffice.org_project/4115m2$Build-9813</meta:generator>
    <meta:document-statistic meta:table-count="0" meta:image-count="0" meta:object-count="0" meta:page-count="1" meta:paragraph-count="3" meta:word-count="45" meta:character-count="273"/>
  </office:meta>
</office:document-meta>
</file>